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list-style-name="L1">
      <style:paragraph-properties fo:margin-left="0.397cm" fo:margin-right="0cm" fo:margin-top="0cm" fo:margin-bottom="0cm" style:contextual-spacing="false" fo:orphans="2" fo:widows="2" fo:text-indent="0cm" style:auto-text-indent="false"/>
    </style:style>
    <style:style style:name="P3" style:family="paragraph" style:parent-style-name="Text_20_body" style:list-style-name="L1">
      <style:paragraph-properties fo:margin-left="0.397cm" fo:margin-right="0cm" fo:orphans="2" fo:widows="2" fo:text-indent="0cm" style:auto-text-indent="false"/>
    </style:style>
    <style:style style:name="T1" style:family="text">
      <style:text-properties fo:font-variant="normal" fo:text-transform="none" fo:letter-spacing="normal" fo:font-style="normal" fo:font-weight="normal"/>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Nombre del Emprendimiento: Variete</text:span></text:span></text:p>
      <text:p text:style-name="P1"><text:span text:style-name="Strong_20_Emphasis"><text:span text:style-name="T1">Descripción:</text:span></text:span><text:span text:style-name="T1"> Variete es un espacio creativo donde el arte del macramé y la pasión por el reciclaje se entrelazan para dar vida a artesanías con alma y conciencia ambiental. Nuestra visión es combinar la tradición del tejido manual con prácticas sostenibles para crear productos que cuenten historias, decoren espacios y inspiren cambios positivos.</text:span></text:p>
      <text:p text:style-name="P1"><text:span text:style-name="Strong_20_Emphasis"><text:span text:style-name="T1">Productos:</text:span></text:span></text:p>
      <text:list xml:id="list3299837083" text:style-name="L1">
        <text:list-item>
          <text:p text:style-name="P2"><text:span text:style-name="Strong_20_Emphasis"><text:span text:style-name="T1">Macetas Colgantes Ecológicas:</text:span></text:span><text:span text:style-name="T1"> Transformamos botellas y recipientes reciclados en obras de arte suspendidas, tejidas con la técnica ancestral del macramé.</text:span></text:p>
        </text:list-item>
        <text:list-item>
          <text:p text:style-name="P2"><text:span text:style-name="Strong_20_Emphasis"><text:span text:style-name="T1">Cortinas y Paneles Decorativos:</text:span></text:span><text:span text:style-name="T1"> Confeccionamos cortinas y paneles que no solo separan ambientes, sino que también cuentan con un diseño único, elaborados con hilos reciclados y amor por el detalle.</text:span></text:p>
        </text:list-item>
        <text:list-item>
          <text:p text:style-name="P2"><text:span text:style-name="Strong_20_Emphasis"><text:span text:style-name="T1">Accesorios Sustentables:</text:span></text:span><text:span text:style-name="T1"> Nuestra colección de accesorios incluye pulseras, collares y aretes, todos creados a partir de materiales reutilizados y con un toque bohemio chic.</text:span></text:p>
        </text:list-item>
        <text:list-item>
          <text:p text:style-name="P2"><text:span text:style-name="T1">En Variete también podés encontrar accesorios personales como bolsos, llaveros, hebillas, vinchas. Son personalizados, con diseños originales, únicos, cómodos y prácticos. ¡Brillá con accesorios personales artesanales!</text:span></text:p>
        </text:list-item>
        <text:list-item>
          <text:p text:style-name="P3"><text:span text:style-name="Strong_20_Emphasis"><text:span text:style-name="T1">Arte Mural Reciclado:</text:span></text:span><text:span text:style-name="T1"> Cada mural de pared es una pieza de conversación, combinando madera recuperada y textiles reutilizados en composiciones que capturan la esencia de la naturaleza y la creatividad humana.</text:span></text:p>
        </text:list-item>
      </text:list>
      <text:p text:style-name="P1"><text:span text:style-name="Strong_20_Emphasis"><text:span text:style-name="T1">Proceso Creativo:</text:span></text:span><text:span text:style-name="T1"> En Variete, cada creación comienza con la selección cuidadosa de materiales que han sido descartados y merecen una segunda oportunidad. A través de nuestras manos, estos elementos se transforman en arte que embellece y cuenta una historia.</text:span></text:p>
      <text:p text:style-name="P1"><text:span text:style-name="Strong_20_Emphasis"><text:span text:style-name="T1">Impacto Ambiental:</text:span></text:span><text:span text:style-name="T1"> Creemos firmemente en el poder del reciclaje y la reutilización. Por ello, nos esforzamos por minimizar nuestra huella ecológica y fomentamos la educación ambiental en nuestra comunidad.</text:span></text:p>
      <text:p text:style-name="P1"><text:span text:style-name="Strong_20_Emphasis"><text:span text:style-name="T1">Invitación:</text:span></text:span><text:span text:style-name="T1"> Te invitamos a explorar nuestra colección y encontrar ese objeto especial que no solo decore tu hogar, sino que también represente tu compromiso con el planeta. En Variete, cada compra es un paso hacia un futuro más sostenible.</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0:57:06.144897016</meta:creation-date>
    <dc:date>2024-05-11T10:58:06.830746383</dc:date>
    <meta:editing-duration>PT1M1S</meta:editing-duration>
    <meta:editing-cycles>1</meta:editing-cycles>
    <meta:document-statistic meta:table-count="0" meta:image-count="0" meta:object-count="0" meta:page-count="1" meta:paragraph-count="11" meta:word-count="301" meta:character-count="2044" meta:non-whitespace-character-count="1759"/>
    <meta:generator>LibreOffice/7.3.7.2$Linux_X86_64 LibreOffice_project/30$Build-2</meta:generator>
  </office:meta>
</office:document-meta>
</file>